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aecf00" draw:textarea-horizontal-align="justify" draw:textarea-vertical-align="middle" draw:auto-grow-height="false" fo:min-height="0.35cm" fo:min-width="2.6cm" draw:shadow="hidden"/>
    </style:style>
    <style:style style:name="gr2" style:family="graphic" style:parent-style-name="standard">
      <style:graphic-properties svg:stroke-color="#000000" draw:fill-color="#aecf00" draw:textarea-horizontal-align="justify" draw:textarea-vertical-align="middle" draw:auto-grow-height="false" fo:min-height="0.35cm" fo:min-width="2.6cm" draw:shadow="hidden"/>
    </style:style>
    <style:style style:name="gr3" style:family="graphic" style:parent-style-name="standard">
      <style:graphic-properties svg:stroke-color="#000000" draw:fill-color="#dd4814" draw:textarea-horizontal-align="justify" draw:textarea-vertical-align="middle" draw:auto-grow-height="false" fo:min-height="1.45cm" fo:min-width="1.8cm" draw:shadow="hidden"/>
    </style:style>
    <style:style style:name="gr4" style:family="graphic" style:parent-style-name="standard">
      <style:graphic-properties svg:stroke-color="#000000" draw:fill-color="#83caff" draw:textarea-horizontal-align="justify" draw:textarea-vertical-align="middle" draw:auto-grow-height="false" fo:min-height="1.15cm" fo:min-width="1.8cm" draw:shadow="hidden"/>
    </style:style>
    <style:style style:name="gr5" style:family="graphic" style:parent-style-name="standard">
      <style:graphic-properties svg:stroke-color="#000000" draw:fill-color="#83caff" draw:textarea-vertical-align="middle" draw:shadow="hidden"/>
    </style:style>
    <style:style style:name="gr6" style:family="graphic" style:parent-style-name="standard">
      <style:graphic-properties svg:stroke-color="#000000" draw:fill-color="#ff950e" draw:textarea-horizontal-align="justify" draw:textarea-vertical-align="middle" draw:auto-grow-height="false" fo:min-height="0.65cm" fo:min-width="11.5cm" draw:shadow="hidden"/>
    </style:style>
    <style:style style:name="gr7" style:family="graphic" style:parent-style-name="standard">
      <style:graphic-properties svg:stroke-color="#000000" draw:fill-color="#99ffff" draw:textarea-horizontal-align="justify" draw:textarea-vertical-align="middle" draw:auto-grow-height="false" fo:min-height="0.45cm" fo:min-width="1.8cm" draw:shadow="hidden"/>
    </style:style>
    <style:style style:name="gr8" style:family="graphic" style:parent-style-name="standard">
      <style:graphic-properties draw:fill-color="#ffff66" draw:textarea-horizontal-align="justify" draw:textarea-vertical-align="middle" draw:auto-grow-height="false" fo:min-height="1.75cm" fo:min-width="2.3cm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0.55cm" fo:min-width="0.6cm"/>
    </style:style>
    <style:style style:name="gr10" style:family="graphic" style:parent-style-name="standard">
      <style:graphic-properties draw:textarea-vertical-align="middle"/>
    </style:style>
    <style:style style:name="P1" style:family="paragraph">
      <loext:graphic-properties draw:fill-color="#aecf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4814"/>
      <style:paragraph-properties fo:text-align="center"/>
    </style:style>
    <style:style style:name="P4" style:family="paragraph">
      <loext:graphic-properties draw:fill-color="#83caff"/>
      <style:paragraph-properties fo:text-align="center"/>
    </style:style>
    <style:style style:name="P5" style:family="paragraph">
      <loext:graphic-properties draw:fill-color="#ff950e"/>
      <style:paragraph-properties fo:text-align="center"/>
    </style:style>
    <style:style style:name="P6" style:family="paragraph">
      <loext:graphic-properties draw:fill-color="#99ffff"/>
      <style:paragraph-properties fo:text-align="center"/>
    </style:style>
    <style:style style:name="P7" style:family="paragraph">
      <loext:graphic-properties draw:fill-color="#ffff66"/>
      <style:paragraph-properties fo:text-align="center"/>
    </style:style>
    <style:style style:name="P8" style:family="paragraph">
      <loext:graphic-properties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0.6cm" svg:x="10.8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1cm" svg:height="0.6cm" svg:x="10.8cm" svg:y="3.2cm">
          <text:p text:style-name="P2">Queu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0.6cm" svg:x="10.8cm" svg:y="3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3.1cm" svg:height="0.6cm" svg:x="10.8cm" svg:y="4.4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3cm" svg:height="1.7cm" svg:x="6.4cm" svg:y="6.4cm">
          <text:p text:style-name="P2">PU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2.3cm" svg:height="1.7cm" svg:x="6.4cm" svg:y="6.4cm">
          <text:p text:style-name="P2">PU</text:p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2.3cm" svg:height="1.4cm" svg:x="6.4cm" svg:y="9.5cm">
          <text:p text:style-name="P2">MJS</text:p>
          <draw:enhanced-geometry svg:viewBox="0 0 21600 21600" draw:type="rectangle" draw:enhanced-path="M 0 0 L 21600 0 21600 21600 0 21600 0 0 Z N"/>
        </draw:custom-shape>
        <draw:connector draw:style-name="gr5" draw:text-style-name="P4" xml:id="id6" draw:id="id6" draw:layer="layout" svg:x1="7.55cm" svg:y1="8.1cm" svg:x2="7.55cm" svg:y2="8.1cm" draw:start-shape="id1" draw:start-glue-point="2" draw:end-shape="id1" draw:end-glue-point="2" svg:d="M7550 8100z" svg:viewBox="0 0 1 1">
          <text:p/>
        </draw:connector>
        <draw:custom-shape draw:style-name="gr3" draw:text-style-name="P3" draw:layer="layout" svg:width="2.3cm" svg:height="1.7cm" svg:x="9.7cm" svg:y="6.4cm">
          <text:p text:style-name="P2">PU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3cm" svg:height="1.7cm" svg:x="9.7cm" svg:y="6.4cm">
          <text:p text:style-name="P2">PU</text:p>
          <draw:enhanced-geometry svg:viewBox="0 0 21600 21600" draw:type="rectangle" draw:enhanced-path="M 0 0 L 21600 0 21600 21600 0 21600 0 0 Z N"/>
        </draw:custom-shape>
        <draw:connector draw:style-name="gr5" draw:text-style-name="P4" xml:id="id8" draw:id="id8" draw:layer="layout" svg:x1="10.85cm" svg:y1="8.1cm" svg:x2="10.85cm" svg:y2="8.1cm" draw:start-shape="id2" draw:start-glue-point="2" draw:end-shape="id2" draw:end-glue-point="2" svg:d="M10850 8100z" svg:viewBox="0 0 1 1">
          <text:p/>
        </draw:connector>
        <draw:custom-shape draw:style-name="gr3" draw:text-style-name="P3" draw:layer="layout" svg:width="2.3cm" svg:height="1.7cm" svg:x="12.8cm" svg:y="6.4cm">
          <text:p text:style-name="P2">PU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2.3cm" svg:height="1.7cm" svg:x="12.8cm" svg:y="6.4cm">
          <text:p text:style-name="P2">PU</text:p>
          <draw:enhanced-geometry svg:viewBox="0 0 21600 21600" draw:type="rectangle" draw:enhanced-path="M 0 0 L 21600 0 21600 21600 0 21600 0 0 Z N"/>
        </draw:custom-shape>
        <draw:connector draw:style-name="gr5" draw:text-style-name="P4" xml:id="id10" draw:id="id10" draw:layer="layout" svg:x1="13.95cm" svg:y1="8.1cm" svg:x2="13.95cm" svg:y2="8.1cm" draw:start-shape="id3" draw:start-glue-point="2" draw:end-shape="id3" draw:end-glue-point="2" svg:d="M13950 8100z" svg:viewBox="0 0 1 1">
          <text:p/>
        </draw:connector>
        <draw:custom-shape draw:style-name="gr3" draw:text-style-name="P3" draw:layer="layout" svg:width="2.3cm" svg:height="1.7cm" svg:x="16.1cm" svg:y="6.4cm">
          <text:p text:style-name="P2">PU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2.3cm" svg:height="1.7cm" svg:x="16.1cm" svg:y="6.4cm">
          <text:p text:style-name="P2">PU</text:p>
          <draw:enhanced-geometry svg:viewBox="0 0 21600 21600" draw:type="rectangle" draw:enhanced-path="M 0 0 L 21600 0 21600 21600 0 21600 0 0 Z N"/>
        </draw:custom-shape>
        <draw:connector draw:style-name="gr5" draw:text-style-name="P4" xml:id="id12" draw:id="id12" draw:layer="layout" svg:x1="17.25cm" svg:y1="8.1cm" svg:x2="17.25cm" svg:y2="8.1cm" draw:start-shape="id4" draw:start-glue-point="2" draw:end-shape="id4" draw:end-glue-point="2" svg:d="M17250 8100z" svg:viewBox="0 0 1 1">
          <text:p/>
        </draw:connector>
        <draw:connector draw:style-name="gr5" draw:text-style-name="P4" draw:layer="layout" svg:x1="10.8cm" svg:y1="4.7cm" svg:x2="7.55cm" svg:y2="6.4cm" draw:start-shape="id5" draw:start-glue-point="3" draw:end-shape="id1" draw:end-glue-point="0" svg:d="M10800 4700h-3250v1700" svg:viewBox="0 0 3251 1701">
          <text:p/>
        </draw:connector>
        <draw:connector draw:style-name="gr5" draw:text-style-name="P4" draw:layer="layout" svg:x1="13.9cm" svg:y1="4.7cm" svg:x2="17.25cm" svg:y2="6.4cm" draw:start-shape="id5" draw:start-glue-point="1" draw:end-shape="id4" draw:end-glue-point="0" svg:d="M13900 4700h3350v1700" svg:viewBox="0 0 3351 1701">
          <text:p/>
        </draw:connector>
        <draw:connector draw:style-name="gr5" draw:text-style-name="P4" draw:layer="layout" svg:x1="12.35cm" svg:y1="5cm" svg:x2="10.85cm" svg:y2="6.4cm" draw:start-shape="id5" draw:end-shape="id2" draw:end-glue-point="0" svg:d="M12350 5000v700h-1500v700" svg:viewBox="0 0 1501 1401">
          <text:p/>
        </draw:connector>
        <draw:connector draw:style-name="gr5" draw:text-style-name="P4" draw:layer="layout" svg:x1="12.35cm" svg:y1="5cm" svg:x2="13.95cm" svg:y2="6.4cm" draw:start-shape="id5" draw:end-shape="id3" svg:d="M12350 5000v700h1600v700" svg:viewBox="0 0 1601 1401">
          <text:p/>
        </draw:connector>
        <draw:custom-shape draw:style-name="gr6" draw:text-style-name="P5" draw:layer="layout" svg:width="12cm" svg:height="0.9cm" svg:x="6.3cm" svg:y="12.4cm">
          <text:p text:style-name="P2">Interconnectio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cm" svg:height="0.7cm" svg:x="6.4cm" svg:y="10.9cm">
          <text:p text:style-name="P2">MTE</text:p>
          <draw:enhanced-geometry svg:viewBox="0 0 21600 21600" draw:type="rectangle" draw:enhanced-path="M 0 0 L 21600 0 21600 21600 0 21600 0 0 Z N"/>
        </draw:custom-shape>
        <draw:custom-shape draw:style-name="gr8" draw:text-style-name="P7" xml:id="id14" draw:id="id14" draw:layer="layout" svg:width="2.8cm" svg:height="2cm" svg:x="2.1cm" svg:y="3.4cm">
          <text:p text:style-name="P2">Program</text:p>
          <draw:enhanced-geometry svg:viewBox="0 0 21600 21600" draw:type="rectangle" draw:enhanced-path="M 0 0 L 21600 0 21600 21600 0 21600 0 0 Z N"/>
        </draw:custom-shape>
        <draw:custom-shape draw:style-name="gr9" draw:text-style-name="P8" xml:id="id16" draw:id="id16" draw:layer="layout" svg:width="1.1cm" svg:height="0.8cm" svg:x="9.4cm" svg:y="7.5cm">
          <text:p text:style-name="P2">ic</text:p>
          <draw:enhanced-geometry svg:viewBox="0 0 21600 21600" draw:type="rectangle" draw:enhanced-path="M 0 0 L 21600 0 21600 21600 0 21600 0 0 Z N"/>
        </draw:custom-shape>
        <draw:custom-shape draw:style-name="gr9" draw:text-style-name="P8" xml:id="id17" draw:id="id17" draw:layer="layout" svg:width="1.1cm" svg:height="0.8cm" svg:x="12.5cm" svg:y="7.5cm">
          <text:p text:style-name="P2">ic</text:p>
          <draw:enhanced-geometry svg:viewBox="0 0 21600 21600" draw:type="rectangle" draw:enhanced-path="M 0 0 L 21600 0 21600 21600 0 21600 0 0 Z N"/>
        </draw:custom-shape>
        <draw:custom-shape draw:style-name="gr9" draw:text-style-name="P8" xml:id="id18" draw:id="id18" draw:layer="layout" svg:width="1.1cm" svg:height="0.8cm" svg:x="15.6cm" svg:y="7.5cm">
          <text:p text:style-name="P2">ic</text:p>
          <draw:enhanced-geometry svg:viewBox="0 0 21600 21600" draw:type="rectangle" draw:enhanced-path="M 0 0 L 21600 0 21600 21600 0 21600 0 0 Z N"/>
        </draw:custom-shape>
        <draw:custom-shape draw:style-name="gr9" draw:text-style-name="P8" xml:id="id15" draw:id="id15" draw:layer="layout" svg:width="1.1cm" svg:height="0.8cm" svg:x="6cm" svg:y="7.5cm">
          <text:p text:style-name="P2">ic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7.55cm" svg:y1="8.1cm" svg:x2="7.55cm" svg:y2="9.5cm" draw:start-shape="id6" draw:start-glue-point="0" draw:end-shape="id7" draw:end-glue-point="0" svg:d="M7550 8100v1400" svg:viewBox="0 0 1 1401">
          <text:p/>
        </draw:connector>
        <draw:custom-shape draw:style-name="gr4" draw:text-style-name="P4" xml:id="id9" draw:id="id9" draw:layer="layout" svg:width="2.3cm" svg:height="1.4cm" svg:x="9.7cm" svg:y="9.5cm">
          <text:p text:style-name="P2">MJ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cm" svg:height="0.7cm" svg:x="9.7cm" svg:y="10.9cm">
          <text:p text:style-name="P2">MTE</text:p>
          <draw:enhanced-geometry svg:viewBox="0 0 21600 21600" draw:type="rectangle" draw:enhanced-path="M 0 0 L 21600 0 21600 21600 0 21600 0 0 Z N"/>
        </draw:custom-shape>
        <draw:custom-shape draw:style-name="gr4" draw:text-style-name="P4" xml:id="id11" draw:id="id11" draw:layer="layout" svg:width="2.3cm" svg:height="1.4cm" svg:x="12.8cm" svg:y="9.5cm">
          <text:p text:style-name="P2">MJ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cm" svg:height="0.7cm" svg:x="12.8cm" svg:y="10.9cm">
          <text:p text:style-name="P2">MTE</text:p>
          <draw:enhanced-geometry svg:viewBox="0 0 21600 21600" draw:type="rectangle" draw:enhanced-path="M 0 0 L 21600 0 21600 21600 0 21600 0 0 Z N"/>
        </draw:custom-shape>
        <draw:custom-shape draw:style-name="gr4" draw:text-style-name="P4" xml:id="id13" draw:id="id13" draw:layer="layout" svg:width="2.3cm" svg:height="1.4cm" svg:x="16.1cm" svg:y="9.5cm">
          <text:p text:style-name="P2">MJS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3cm" svg:height="0.7cm" svg:x="16.1cm" svg:y="10.9cm">
          <text:p text:style-name="P2">MTE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10.85cm" svg:y1="8.1cm" svg:x2="10.85cm" svg:y2="9.5cm" draw:start-shape="id8" draw:start-glue-point="0" draw:end-shape="id9" svg:d="M10850 8100v1400" svg:viewBox="0 0 1 1401">
          <text:p/>
        </draw:connector>
        <draw:connector draw:style-name="gr10" draw:text-style-name="P2" draw:layer="layout" svg:x1="13.95cm" svg:y1="8.1cm" svg:x2="13.95cm" svg:y2="9.5cm" draw:start-shape="id10" draw:start-glue-point="0" draw:end-shape="id11" draw:end-glue-point="0" svg:d="M13950 8100v1400" svg:viewBox="0 0 1 1401">
          <text:p/>
        </draw:connector>
        <draw:connector draw:style-name="gr10" draw:text-style-name="P2" draw:layer="layout" svg:x1="17.25cm" svg:y1="8.1cm" svg:x2="17.25cm" svg:y2="9.5cm" draw:start-shape="id12" draw:start-glue-point="0" draw:end-shape="id13" svg:d="M17250 8100v1400" svg:viewBox="0 0 1 1401">
          <text:p/>
        </draw:connector>
        <draw:connector draw:style-name="gr10" draw:text-style-name="P2" draw:layer="layout" svg:x1="3.5cm" svg:y1="5.4cm" svg:x2="6.55cm" svg:y2="8.3cm" draw:start-shape="id14" draw:start-glue-point="2" draw:end-shape="id15" draw:end-glue-point="2" svg:d="M3500 5400v3401h3050v-501" svg:viewBox="0 0 3051 3402">
          <text:p/>
        </draw:connector>
        <draw:connector draw:style-name="gr10" draw:text-style-name="P2" draw:layer="layout" svg:x1="3.5cm" svg:y1="5.4cm" svg:x2="9.95cm" svg:y2="8.3cm" draw:start-shape="id14" draw:start-glue-point="2" draw:end-shape="id16" draw:end-glue-point="2" svg:d="M3500 5400v3401h6450v-501" svg:viewBox="0 0 6451 3402">
          <text:p/>
        </draw:connector>
        <draw:connector draw:style-name="gr10" draw:text-style-name="P2" draw:layer="layout" svg:x1="3.5cm" svg:y1="5.4cm" svg:x2="13.05cm" svg:y2="8.3cm" draw:start-shape="id14" draw:start-glue-point="2" draw:end-shape="id17" draw:end-glue-point="2" svg:d="M3500 5400v3401h9550v-501" svg:viewBox="0 0 9551 3402">
          <text:p/>
        </draw:connector>
        <draw:connector draw:style-name="gr10" draw:text-style-name="P2" draw:layer="layout" svg:x1="3.5cm" svg:y1="5.4cm" svg:x2="16.15cm" svg:y2="8.3cm" draw:start-shape="id14" draw:start-glue-point="2" draw:end-shape="id18" draw:end-glue-point="2" svg:d="M3500 5400v3401h12650v-501" svg:viewBox="0 0 12651 3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1T15:17:38.975506009</meta:creation-date>
    <dc:date>2016-03-13T16:51:52.177772789</dc:date>
    <meta:editing-duration>PT25M19S</meta:editing-duration>
    <meta:editing-cycles>5</meta:editing-cycles>
    <meta:generator>LibreOffice/5.0.5.2$Linux_X86_64 LibreOffice_project/00m0$Build-2</meta:generator>
    <meta:document-statistic meta:object-count="42"/>
  </office:meta>
</office:document-meta>
</file>